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underline-type="none"/>
    </style:style>
    <style:style style:name="P3" style:parent-style-name="Standard" style:family="paragraph">
      <style:text-properties style:text-underline-type="none"/>
    </style:style>
    <style:style style:name="P4" style:parent-style-name="Standard" style:family="paragraph">
      <style:text-properties style:text-underline-type="none"/>
    </style:style>
    <style:style style:name="P5" style:parent-style-name="Standard" style:family="paragraph">
      <style:text-properties style:text-underline-type="none"/>
    </style:style>
    <style:style style:name="P6" style:parent-style-name="Standard" style:family="paragraph">
      <style:text-properties style:text-underline-type="none"/>
    </style:style>
    <style:style style:name="P7" style:parent-style-name="Standard" style:family="paragraph">
      <style:text-properties style:text-underline-type="none"/>
    </style:style>
    <style:style style:name="P8" style:parent-style-name="Standard" style:family="paragraph">
      <style:text-properties style:text-underline-type="none"/>
    </style:style>
    <style:style style:name="P9" style:parent-style-name="Standard" style:family="paragraph">
      <style:text-properties style:text-underline-type="none"/>
    </style:style>
    <style:style style:name="P10" style:parent-style-name="Standard" style:family="paragraph">
      <style:text-properties style:text-underline-type="none"/>
    </style:style>
    <style:style style:name="P11" style:parent-style-name="Standard" style:family="paragraph">
      <style:text-properties style:text-underline-type="none"/>
    </style:style>
    <style:style style:name="P12" style:parent-style-name="Standard" style:family="paragraph">
      <style:text-properties style:text-underline-type="none"/>
    </style:style>
    <style:style style:name="P13" style:parent-style-name="Standard" style:family="paragraph">
      <style:text-properties style:text-underline-type="none"/>
    </style:style>
    <style:style style:name="P14" style:parent-style-name="Standard" style:family="paragraph">
      <style:text-properties style:text-underline-type="none"/>
    </style:style>
    <style:style style:name="P15" style:parent-style-name="Standard" style:family="paragraph">
      <style:text-properties style:text-underline-type="none"/>
    </style:style>
    <style:style style:name="P16" style:parent-style-name="Standard" style:family="paragraph">
      <style:text-properties style:text-underline-type="none"/>
    </style:style>
    <style:style style:name="P17" style:parent-style-name="Standard" style:family="paragraph">
      <style:text-properties style:text-underline-type="none"/>
    </style:style>
    <style:style style:name="P18" style:parent-style-name="Standard" style:family="paragraph">
      <style:text-properties style:text-underline-type="none"/>
    </style:style>
    <style:style style:name="P19" style:parent-style-name="Standard" style:family="paragraph">
      <style:text-properties style:text-underline-type="none"/>
    </style:style>
    <style:style style:name="P20" style:parent-style-name="Standard" style:family="paragraph">
      <style:text-properties style:text-underline-type="none"/>
    </style:style>
    <style:style style:name="P21" style:parent-style-name="Standard" style:family="paragraph">
      <style:text-properties style:text-underline-type="none"/>
    </style:style>
    <style:style style:name="P22" style:parent-style-name="Standard" style:family="paragraph">
      <style:text-properties style:text-underline-type="none"/>
    </style:style>
    <style:style style:name="P23" style:parent-style-name="Standard" style:family="paragraph">
      <style:text-properties style:text-underline-type="none"/>
    </style:style>
    <style:style style:name="P24" style:parent-style-name="Standard" style:family="paragraph">
      <style:text-properties style:text-underline-type="none"/>
    </style:style>
    <style:style style:name="P25" style:parent-style-name="Standard" style:family="paragraph">
      <style:text-properties style:text-underline-type="none"/>
    </style:style>
    <style:style style:name="P26" style:parent-style-name="Standard" style:family="paragraph">
      <style:text-properties style:text-underline-type="none"/>
    </style:style>
    <style:style style:name="P27" style:parent-style-name="Standard" style:family="paragraph">
      <style:text-properties style:text-underline-type="none"/>
    </style:style>
    <style:style style:name="P28" style:parent-style-name="Standard" style:family="paragraph">
      <style:text-properties style:text-underline-type="none"/>
    </style:style>
    <style:style style:name="P29" style:parent-style-name="Standard" style:family="paragraph">
      <style:text-properties style:text-underline-type="none"/>
    </style:style>
    <style:style style:name="P30" style:parent-style-name="Standard" style:family="paragraph">
      <style:text-properties style:text-underline-type="none"/>
    </style:style>
    <style:style style:name="P31" style:parent-style-name="Standard" style:family="paragraph">
      <style:text-properties style:text-underline-type="none"/>
    </style:style>
    <style:style style:name="P32" style:parent-style-name="Standard" style:family="paragraph">
      <style:paragraph-properties fo:break-before="page"/>
    </style:style>
    <style:style style:name="P33" style:parent-style-name="Standard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  <style:text-properties style:text-underline-type="none"/>
    </style:style>
    <style:style style:name="P34" style:parent-style-name="Standard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  <style:text-properties style:text-underline-type="none"/>
    </style:style>
    <style:style style:name="P35" style:parent-style-name="Standard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  <style:text-properties style:text-underline-type="none"/>
    </style:style>
    <style:style style:name="P36" style:parent-style-name="Standard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  <style:text-properties style:text-underline-type="none"/>
    </style:style>
    <style:style style:name="P37" style:parent-style-name="Standard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  <style:text-properties style:text-underline-type="none"/>
    </style:style>
    <style:style style:name="P38" style:parent-style-name="Standard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  <style:text-properties style:text-underline-type="none"/>
    </style:style>
    <style:style style:name="P39" style:parent-style-name="Standard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  <style:text-properties style:text-underline-type="none"/>
    </style:style>
    <style:style style:name="P40" style:parent-style-name="Standard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  <style:text-properties style:text-underline-type="none"/>
    </style:style>
    <style:style style:name="P41" style:parent-style-name="Standard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  <style:text-properties style:text-underline-type="none"/>
    </style:style>
    <style:style style:name="P42" style:parent-style-name="Standard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  <style:text-properties style:text-underline-type="none"/>
    </style:style>
    <style:style style:name="P43" style:parent-style-name="Standard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  <style:text-properties style:text-underline-type="none"/>
    </style:style>
    <style:style style:name="P44" style:parent-style-name="Standard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  <style:text-properties style:text-underline-type="none"/>
    </style:style>
    <style:style style:name="P45" style:parent-style-name="Standard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  <style:text-properties style:text-underline-type="none"/>
    </style:style>
    <style:style style:name="P46" style:parent-style-name="Standard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</style:style>
    <style:style style:name="T47" style:parent-style-name="DefaultParagraphFont" style:family="text">
      <style:text-properties style:text-underline-type="none"/>
    </style:style>
  </office:automatic-styles>
  <office:body>
    <office:text text:use-soft-page-breaks="true">
      <text:p text:style-name="P1">Desktop Enbvironments</text:p>
      <text:p text:style-name="P2">KDE</text:p>
      <text:p text:style-name="P3">Gnome 3.0</text:p>
      <text:p text:style-name="P4">Gnome 2.0</text:p>
      <text:p text:style-name="P5">Unity</text:p>
      <text:p text:style-name="P6">Cinnamon</text:p>
      <text:p text:style-name="P7">Mate</text:p>
      <text:p text:style-name="P8">LXQT (formerly LXDE)</text:p>
      <text:p text:style-name="P9"/>
      <text:p text:style-name="Standard">Graphical File Managers<text:s/><text:a xlink:href="https://en.wikipedia.org/wiki/File_manager#Orthodox_file_managers" office:target-frame-name="_top" xlink:show="replace">https://en.wikipedia.org/wiki/File_manager#Orthodox_file_managers</text:a></text:p>
      <text:p text:style-name="P10">Dolphin – navigational, can be configured to be like konquerer or krusader</text:p>
      <text:p text:style-name="P11">Krusader – orthodox, 2 panes, based on midnight commander, handles all network formats</text:p>
      <text:p text:style-name="P12">Konquerer – ordthodox/navigational multiple tabs</text:p>
      <text:p text:style-name="P13">Thunar – navigational, lightweight file manager like Nautilus</text:p>
      <text:p text:style-name="P14">Xfe – navigational, similar to windows explorer, very flexible</text:p>
      <text:p text:style-name="P15">Nautilus – navigational/spatial single directory pane</text:p>
      <text:p text:style-name="Standard"/>
      <text:p text:style-name="Standard">Package managers</text:p>
      <text:p text:style-name="P16">dpkg – low level package management</text:p>
      <text:p text:style-name="newstyle">apt-get – command line front end for dpkg</text:p>
      <text:p text:style-name="P17">aptitude – command line but user friendly</text:p>
      <text:p text:style-name="P18">synaptic – low level gui</text:p>
      <text:p text:style-name="P19">gdebi-kde provides file manager support for opening deb files</text:p>
      <text:p text:style-name="P20">muon -<text:s/>graphical package manager for kde</text:p>
      <text:p text:style-name="P21"/>
      <text:p text:style-name="P22">CRAN</text:p>
      <text:p text:style-name="P23">CTAN</text:p>
      <text:p text:style-name="P24">Anaconda</text:p>
      <text:p text:style-name="P25"/>
      <text:p text:style-name="Standard">Text Editors</text:p>
      <text:p text:style-name="Standard"/>
      <text:p text:style-name="Standard">Media players</text:p>
      <text:p text:style-name="Standard"/>
      <text:p text:style-name="Standard">Web Browsers</text:p>
      <text:p text:style-name="Standard"/>
      <text:p text:style-name="Standard">Emal Clients</text:p>
      <text:p text:style-name="Standard"/>
      <text:p text:style-name="Standard">Office Suites</text:p>
      <text:p text:style-name="Standard"/>
      <text:p text:style-name="Standard">Security</text:p>
      <text:p text:style-name="P26">protonmail</text:p>
      <text:p text:style-name="P27">gpg</text:p>
      <text:p text:style-name="P28">veracrypt</text:p>
      <text:p text:style-name="P29">encfs</text:p>
      <text:p text:style-name="P30">aescrypt</text:p>
      <text:p text:style-name="P31">pidgen with otr</text:p>
      <text:p text:style-name="Standard"/>
      <text:soft-page-break/>
      <text:p text:style-name="P32">configuration files</text:p>
      <text:p text:style-name="P33">etc/rc.local</text:p>
      <text:p text:style-name="P34">etc/init.d</text:p>
      <text:p text:style-name="P35">etc/rc0.d –<text:s/>files in this directory are<text:s/>executed on reboot<text:s/>in alphabetical order</text:p>
      <text:p text:style-name="P36">etc/rc6.d – executed at shutdown</text:p>
      <text:p text:style-name="P37">etc/rc.d – executes on system startup</text:p>
      <text:p text:style-name="P38">etc/profile – executed for all users at login</text:p>
      <text:p text:style-name="P39">etc/profile.d – files in this directory are executed after /etc/profile</text:p>
      <text:p text:style-name="P40">~/.bash_profile – executed next on login</text:p>
      <text:p text:style-name="P41">~/.bash_login<text:s/>– executed if bash_profile doesn’t exist</text:p>
      <text:p text:style-name="P42">~/.profile<text:s/>– executed if neither bash_profile or bash_login exist</text:p>
      <text:p text:style-name="P43">~/.bashrc – executed next and on every execution of bash</text:p>
      <text:p text:style-name="P44">~/.bash_logout<text:s/>– executed when you log out of interactive shell</text:p>
      <text:p text:style-name="P45"/>
      <text:p text:style-name="P46"><text:a xlink:href="http://ccm.net/faq/3348-ubuntu-executing-a-script-at-startup-and-shutdown" office:target-frame-name="_top" xlink:show="replace"><text:span text:style-name="Hyperlink">http://ccm.net/faq/3348-ubuntu-execu</text:span><text:bookmark-start text:name="_Hlt489961597"/><text:bookmark-start text:name="_Hlt489961598"/><text:span text:style-name="Hyperlink">t</text:span><text:bookmark-end text:name="_Hlt489961597"/><text:bookmark-end text:name="_Hlt489961598"/><text:span text:style-name="Hyperlink">ing-a-script-at-startup-and-sh</text:span><text:span text:style-name="Hyperlink">utdown</text:span></text:a><text:span text:style-name="T4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text-underline-type="single" style:text-underline-style="solid" style:text-underline-width="auto" style:text-underline-mode="continuo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ewstyle" style:display-name="new style" style:family="paragraph" style:parent-style-name="Standard">
      <style:text-properties style:text-underline-type="none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lkio, Jeffrey A.</dc:creator>
    <meta:creation-date>2009-04-16T11:32:00Z</meta:creation-date>
    <dc:date>2017-08-08T20:25:00Z</dc:date>
    <meta:template xlink:href="Normal.dotm" xlink:type="simple"/>
    <meta:editing-cycles>10</meta:editing-cycles>
    <meta:editing-duration>PT1128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74" meta:character-count="1837" meta:row-count="13" meta:non-whitespace-character-count="1566"/>
  </office:meta>
</office:document-meta>
</file>